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85ce"/>
    </style:style>
    <style:style style:name="P2" style:family="paragraph" style:parent-style-name="Standard">
      <style:text-properties style:text-underline-style="solid" style:text-underline-width="auto" style:text-underline-color="font-color" officeooo:rsid="000185ce" officeooo:paragraph-rsid="000185ce"/>
    </style:style>
    <style:style style:name="P3" style:family="paragraph" style:parent-style-name="Standard">
      <style:text-properties style:text-underline-style="solid" style:text-underline-width="auto" style:text-underline-color="font-color" officeooo:rsid="000185ce" officeooo:paragraph-rsid="000185ce"/>
    </style:style>
    <style:style style:name="P4" style:family="paragraph" style:parent-style-name="Standard">
      <style:text-properties fo:font-variant="normal" fo:text-transform="none" style:use-window-font-color="true" style:font-name="Liberation Serif" fo:font-size="12pt" fo:letter-spacing="normal" fo:font-style="normal" fo:font-weight="normal" officeooo:rsid="000185ce" officeooo:paragraph-rsid="000185ce"/>
    </style:style>
    <style:style style:name="P5" style:family="paragraph" style:parent-style-name="Standard">
      <style:text-properties style:use-window-font-color="true" officeooo:rsid="000185ce" officeooo:paragraph-rsid="000185ce"/>
    </style:style>
    <style:style style:name="P6" style:family="paragraph" style:parent-style-name="Standard">
      <style:text-properties style:use-window-font-color="true" officeooo:rsid="001f0b84" officeooo:paragraph-rsid="000185ce"/>
    </style:style>
    <style:style style:name="P7" style:family="paragraph" style:parent-style-name="Standard">
      <style:text-properties officeooo:paragraph-rsid="0004a629"/>
    </style:style>
    <style:style style:name="T1" style:family="text">
      <style:text-properties officeooo:rsid="00181b46"/>
    </style:style>
    <style:style style:name="T2" style:family="text">
      <style:text-properties style:use-window-font-color="true"/>
    </style:style>
    <style:style style:name="T3" style:family="text">
      <style:text-properties style:use-window-font-color="true" officeooo:rsid="001c22f4" fo:background-color="transparent" loext:char-shading-value="0"/>
    </style:style>
    <style:style style:name="T4" style:family="text">
      <style:text-properties style:use-window-font-color="true" officeooo:rsid="00181b46" fo:background-color="transparent" loext:char-shading-value="0"/>
    </style:style>
    <style:style style:name="T5" style:family="text">
      <style:text-properties style:use-window-font-color="true" officeooo:rsid="001f0b84" fo:background-color="transparent" loext:char-shading-value="0"/>
    </style:style>
    <style:style style:name="T6" style:family="text">
      <style:text-properties style:use-window-font-color="true" officeooo:rsid="002b1f40" fo:background-color="transparent" loext:char-shading-value="0"/>
    </style:style>
    <style:style style:name="T7" style:family="text">
      <style:text-properties style:use-window-font-color="true" officeooo:rsid="001afc26" fo:background-color="transparent" loext:char-shading-value="0"/>
    </style:style>
    <style:style style:name="T8" style:family="text">
      <style:text-properties style:use-window-font-color="true" officeooo:rsid="00297b56" fo:background-color="transparent" loext:char-shading-value="0"/>
    </style:style>
    <style:style style:name="T9" style:family="text">
      <style:text-properties style:use-window-font-color="true" officeooo:rsid="0026fb87" fo:background-color="transparent" loext:char-shading-value="0"/>
    </style:style>
    <style:style style:name="T10" style:family="text">
      <style:text-properties style:use-window-font-color="true" officeooo:rsid="00212afe" fo:background-color="transparent" loext:char-shading-value="0"/>
    </style:style>
    <style:style style:name="T11" style:family="text">
      <style:text-properties style:use-window-font-color="true" officeooo:rsid="00181b46"/>
    </style:style>
    <style:style style:name="T12" style:family="text">
      <style:text-properties style:use-window-font-color="true" officeooo:rsid="0019986f"/>
    </style:style>
    <style:style style:name="T13" style:family="text">
      <style:text-properties style:use-window-font-color="true" officeooo:rsid="002516cf"/>
    </style:style>
    <style:style style:name="T14" style:family="text">
      <style:text-properties style:use-window-font-color="true" officeooo:rsid="001ed821"/>
    </style:style>
    <style:style style:name="T15" style:family="text">
      <style:text-properties style:use-window-font-color="true" officeooo:rsid="001f0b84"/>
    </style:style>
    <style:style style:name="T16" style:family="text">
      <style:text-properties style:use-window-font-color="true" officeooo:rsid="001d9fd4"/>
    </style:style>
    <style:style style:name="T17" style:family="text">
      <style:text-properties style:use-window-font-color="true" officeooo:rsid="002262a8"/>
    </style:style>
    <style:style style:name="T18" style:family="text">
      <style:text-properties style:use-window-font-color="true" officeooo:rsid="00212afe"/>
    </style:style>
    <style:style style:name="T19" style:family="text">
      <style:text-properties style:use-window-font-color="true" officeooo:rsid="002ed3e6"/>
    </style:style>
    <style:style style:name="T20" style:family="text">
      <style:text-properties style:use-window-font-color="true" officeooo:rsid="00316e5d"/>
    </style:style>
    <style:style style:name="T21" style:family="text">
      <style:text-properties style:use-window-font-color="true" style:font-name="Liberation Serif" officeooo:rsid="00316e5d"/>
    </style:style>
    <style:style style:name="T22" style:family="text">
      <style:text-properties style:use-window-font-color="true" officeooo:rsid="000185ce"/>
    </style:style>
    <style:style style:name="T23" style:family="text">
      <style:text-properties style:use-window-font-color="true" officeooo:rsid="0002b915"/>
    </style:style>
    <style:style style:name="T24" style:family="text">
      <style:text-properties style:use-window-font-color="true" officeooo:rsid="0004d712"/>
    </style:style>
    <style:style style:name="T25" style:family="text">
      <style:text-properties fo:color="#c9211e" officeooo:rsid="00181b46"/>
    </style:style>
    <style:style style:name="T26" style:family="text">
      <style:text-properties fo:color="#c9211e" officeooo:rsid="0002b915"/>
    </style:style>
    <style:style style:name="T27" style:family="text">
      <style:text-properties fo:font-variant="normal" fo:text-transform="none" style:use-window-font-color="true" style:font-name="Liberation Serif" fo:font-size="12pt" fo:letter-spacing="normal" fo:font-style="normal" style:text-underline-style="none" fo:font-weight="normal" officeooo:rsid="00212afe"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style:use-window-font-color="true" style:font-name="Liberation Serif" fo:font-size="12pt" fo:letter-spacing="normal" fo:font-style="normal" style:text-underline-style="none" fo:font-weight="normal" officeooo:rsid="0028c7be"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style:use-window-font-color="true" style:font-name="Liberation Serif" fo:font-size="12pt" fo:letter-spacing="normal" fo:font-style="normal" style:text-underline-style="none" fo:font-weight="normal" officeooo:rsid="00d1061c"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style:use-window-font-color="true" style:font-name="Liberation Serif" fo:font-size="12pt" fo:letter-spacing="normal" fo:font-style="normal" style:text-underline-style="none" fo:font-weight="normal" officeooo:rsid="0000798e"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style:use-window-font-color="true" style:font-name="Liberation Serif" fo:font-size="12pt" fo:letter-spacing="normal" fo:font-style="normal" fo:font-weight="normal" officeooo:rsid="0020ae0f"/>
    </style:style>
    <style:style style:name="T32" style:family="text">
      <style:text-properties fo:font-variant="normal" fo:text-transform="none" style:use-window-font-color="true" style:font-name="Liberation Serif" fo:font-size="12pt" fo:letter-spacing="normal" fo:font-style="normal" fo:font-weight="normal" officeooo:rsid="0031dacc"/>
    </style:style>
    <style:style style:name="T33" style:family="text">
      <style:text-properties fo:font-variant="normal" fo:text-transform="none" style:use-window-font-color="true" style:font-name="Liberation Serif" fo:font-size="12pt" fo:letter-spacing="normal" fo:font-style="normal" fo:font-weight="normal" officeooo:rsid="000185ce"/>
    </style:style>
    <style:style style:name="T34" style:family="text">
      <style:text-properties fo:font-variant="normal" fo:text-transform="none" style:use-window-font-color="true" style:font-name="Liberation Serif" fo:font-size="12pt" fo:letter-spacing="normal" fo:font-style="normal" fo:font-weight="normal" officeooo:rsid="0004a629"/>
    </style:style>
    <style:style style:name="T35" style:family="text">
      <style:text-properties fo:font-variant="normal" fo:text-transform="none" style:use-window-font-color="true" style:font-name="Liberation Serif" fo:font-size="12pt" fo:letter-spacing="normal" fo:font-style="normal" fo:font-weight="normal" officeooo:rsid="0019986f"/>
    </style:style>
    <style:style style:name="T36" style:family="text">
      <style:text-properties fo:font-variant="normal" fo:text-transform="none" style:use-window-font-color="true" style:font-name="Liberation Serif" fo:letter-spacing="normal" officeooo:rsid="0020ae0f"/>
    </style:style>
    <style:style style:name="T37" style:family="text">
      <style:text-properties officeooo:rsid="0000dcd4"/>
    </style:style>
    <style:style style:name="T38" style:family="text">
      <style:text-properties officeooo:rsid="000185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kground Research</text:p>
      <text:p text:style-name="P1"><text:span text:style-name="T1">Social media use has been widely hypothesised to have negative effects on mental health. </text:span><text:span text:style-name="T37">It was my interest to debunk this claim by promoting healthy social media use. </text:span><text:span text:style-name="T38">Following the work of </text:span><text:span text:style-name="T37">Yang et al. (2021) and Lewin et al. (2023),who linked active social media use (ASMU) with reduced loneliness among the elderly, it was my interest to investigate whether this would extend to that of a student population. </text:span></text:p>
      <text:p text:style-name="P1"/>
      <text:p text:style-name="P2">The Research</text:p>
      <text:p text:style-name="P7"><text:span text:style-name="T1">This study investigated how social media use relates to loneliness among </text:span><text:span text:style-name="T3">99</text:span><text:span text:style-name="T4"> UK students aged 1</text:span><text:span text:style-name="T3">8</text:span><text:span text:style-name="T4">-31.</text:span><text:span text:style-name="T11"> </text:span><text:span text:style-name="T23">I</text:span><text:span text:style-name="T11"> </text:span><text:span text:style-name="T12">measured</text:span><text:span text:style-name="T11"> active social media use, passive social media use (PSMU) as well as the time spent </text:span><text:span text:style-name="T13">using</text:span><text:span text:style-name="T11"> social media per day </text:span><text:span text:style-name="T12">and loneliness. </text:span><text:span text:style-name="T19">ASMU </text:span><text:span text:style-name="T20">refers to</text:span><text:span text:style-name="T21"> </text:span><text:span text:style-name="T36">“</text:span><text:span text:style-name="T31">targeted one-on-one exchanges”, </text:span><text:span text:style-name="T32">such as actively posting content or sending private messages. </text:span><text:span text:style-name="T33">On the contrary, </text:span><text:span text:style-name="T32">PSMU refers to the act of “observing” online, whereby one may scroll through others’ content but will not engage with them, or post content themselves. It has been shown that directed communication online </text:span><text:span text:style-name="T33">(i.e. active use) </text:span><text:span text:style-name="T32">is linked with lower levels of loneliness, </text:span><text:span text:style-name="T33">whilst, low engagement with others (i.e. passive use) tends to leaves users feeling little companionship. </text:span><text:span text:style-name="T34">I hypothesised that those </text:span><text:span text:style-name="T35">who score higher on ASMU and lower on PSMU, will score lower on loneliness.</text:span><text:span text:style-name="T34"> </text:span></text:p>
      <text:p text:style-name="P4"/>
      <text:p text:style-name="P1"><text:span text:style-name="T12">Participants answered questions from a six-item ASMU scale, a five item Passive SNS Use (PSNSU) scale, the UCLA loneliness scale, as well as declaring how long they spend on social media on an average day. </text:span><text:span text:style-name="T22">Following this, a multiple regression analysis was performed with three main predictors – ASMU, PSMU and time spent using social media (per day). The outcome variable for each condition was loneliness. </text:span></text:p>
      <text:p text:style-name="P5"/>
      <text:p text:style-name="P2"><text:span text:style-name="T22">F</text:span><text:span text:style-name="T2">indings</text:span></text:p>
      <text:p text:style-name="P1"><text:span text:style-name="T14">A</text:span><text:span text:style-name="T12"> multiple regression analys</text:span><text:span text:style-name="T15">i</text:span><text:span text:style-name="T12">s showed </text:span><text:span text:style-name="T16">showed none of the predictors</text:span><text:span text:style-name="T12"> predict loneliness. These results </text:span><text:span text:style-name="T16">do not </text:span><text:span text:style-name="T12">support the hypothesis that those who score higher on ASMU and lower on PSMU, will score lower on loneliness. </text:span><text:span text:style-name="T15">There w</text:span><text:span text:style-name="T17">ere</text:span><text:span text:style-name="T15"> a number of possible explanations as to why results did not reach</text:span><text:span text:style-name="T5"> expectations, namely, the differences in content consumed among </text:span><text:span text:style-name="T9">age groups</text:span><text:span text:style-name="T5">, </text:span><text:span text:style-name="T10">the </text:span><text:span text:style-name="T29">obsequious </text:span><text:span text:style-name="T30">nature</text:span><text:span text:style-name="T27"> of social media among </text:span><text:span text:style-name="T28">the </text:span><text:span text:style-name="T27">young</text:span><text:span text:style-name="T28">er generation</text:span><text:span text:style-name="T27">,</text:span><text:span text:style-name="T5"> </text:span><text:span text:style-name="T10">the under-powered data due to low sample size and</text:span><text:span text:style-name="T18"> the lack of universal measure for ASMU and PSMU</text:span><text:span text:style-name="T15"> – all of which </text:span><text:span text:style-name="T24">I</text:span><text:span text:style-name="T15"> recommended for implementation within future research. </text:span></text:p>
      <text:p text:style-name="P6"/>
      <text:p text:style-name="P1"><text:span text:style-name="T15">With the considerations of this given research’s limitations</text:span><text:span text:style-name="T5">, </text:span><text:span text:style-name="T6">future</text:span><text:span text:style-name="T5"> research </text:span><text:span text:style-name="T6">has the ability to reiterate</text:span><text:span text:style-name="T7"> the benefits of using social media and, </text:span><text:span text:style-name="T6">by extension,</text:span><text:span text:style-name="T8"> </text:span><text:span text:style-name="T7">recommend active use among adolescents in order to promote greater well-being. If found to be statistically true, this research would imply a sufficient implication to societal beliefs surrounding social media use and mental health, i.e. the common assumption that social media is detrimental to mental health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bigail Graham</meta:initial-creator>
    <meta:creation-date>2023-03-16T12:28:50.388587392</meta:creation-date>
    <meta:generator>LibreOffice/6.4.7.2$Linux_X86_64 LibreOffice_project/40$Build-2</meta:generator>
    <dc:date>2023-03-22T12:55:15.759745882</dc:date>
    <dc:creator>Abigail Graham</dc:creator>
    <meta:editing-duration>PT14M46S</meta:editing-duration>
    <meta:editing-cycles>6</meta:editing-cycles>
    <meta:document-statistic meta:table-count="0" meta:image-count="0" meta:object-count="0" meta:page-count="1" meta:paragraph-count="8" meta:word-count="440" meta:character-count="2777" meta:non-whitespace-character-count="2338"/>
  </office:meta>
</office:document-meta>
</file>